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XPathBindingBase.getEnclosingLibra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XPathBindingBase.setEnclosingLibrary( Library li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BindingBase.saveFormToModel( Widget frmModel , JXPathContext jxp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XPathBindingBase.JXPathBindingBase( JXPathBindingBuilderBase . CommonAttributes common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BindingBase.setParent( Binding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JXPathFactory.createObject( JXPathContext context , Pointer pointer , Object parent , String name ,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XPathBindingBase.applyLeniency( JXPathContext jxp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XPathBindingBase.applyNSDeclarations( JXPathContext jxp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XPathBindingBase.getCommonAt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BindingBase.loadFormFromModel( Widget frmModel , Object obj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XPathBindingBase.selectWidget( Widget parent , String 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XPathBindingBase.isVali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XPathBindingBas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BindingBase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BindingBase.saveFormToModel( Widget frmModel , Object obj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XPathBindingBase.loadFormFromModel( Widget frmModel , JXPathContext jxp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XPathBindingBase.getClass( String 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indingJXPathFactory.createBeanField( JXPathContext context , Pointer pointer , Object parent , String name , int 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XPathBindingBase.makeJXPathContext( Object obj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indingJXPathFactory.createCollectionItem( JXPathContext context , Pointer pointer , Object parent , String name ,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